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roman" style:font-pitch="variable"/>
  </office:font-face-decls>
  <office:automatic-styles>
    <style:style style:name="P1" style:family="paragraph" style:parent-style-name="List_20_Paragraph" style:list-style-name="WWNum1">
      <style:paragraph-properties fo:line-height="150%" fo:text-align="justify" style:justify-single-word="false"/>
      <style:text-properties style:font-name="Liberation Sans1"/>
    </style:style>
    <style:style style:name="P2" style:family="paragraph" style:parent-style-name="Numbering_20_3_20_Cont.">
      <style:text-properties style:font-name="Liberation Sans1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Liberation Sans1" fo:font-size="18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.751cm" style:auto-text-indent="false"/>
      <style:text-properties style:font-name="Liberation Sans1" style:font-name-complex="Arial1"/>
    </style:style>
    <style:style style:name="T1" style:family="text">
      <style:text-properties style:font-name="Arial" fo:font-style="italic" fo:font-weight="bold" style:font-style-asian="italic" style:font-weight-asian="bold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font-style="italic" fo:font-weight="bold" style:font-style-asian="italic" style:font-weight-asian="bold" style:font-name-complex="Arial1"/>
    </style:style>
    <style:style style:name="T4" style:family="text">
      <style:text-properties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PERGUNTAS PALESTRA CRIMES DIGITAIS</text:span></text:p>
      <text:list xml:id="list1900948318" text:style-name="WWNum1">
        <text:list-item>
          <text:p text:style-name="P1"><text:span text:style-name="T4">Quais são os tipos mais comuns de crimes digitais e como eles podem afetar indivíduos e organizações?</text:span></text:p>
        </text:list-item>
      </text:list>
      <text:p text:style-name="P2">Quais são os exemplos mais comuns de crimes digitais, como roubo de identidade, phishing e malware?</text:p>
      <text:p text:style-name="P2">Como esses crimes digitais podem afetar as pessoas e as empresas, incluindo roubo de dados, prejuízos financeiros e reputacionais?</text:p>
      <text:p text:style-name="P2"/>
      <text:list xml:id="list192442472111335" text:continue-numbering="true" text:style-name="WWNum1">
        <text:list-item>
          <text:p text:style-name="P1"><text:span text:style-name="T4">Como podemos proteger nossos dados pessoais e evitar a exposição a ameaças cibernéticas?</text:span></text:p>
        </text:list-item>
      </text:list>
      <text:p text:style-name="P2">Quais são as melhores práticas para proteger nossos dados pessoais, como senhas fortes e autenticação de dois fatores?</text:p>
      <text:p text:style-name="P2">Quais são as ameaças cibernéticas comuns que podem expor nossos dados pessoais, como invasão de malware e ataques de phishing?</text:p>
      <text:p text:style-name="P2">Como podemos identificar e evitar sites maliciosos e aplicativos que possam expor nossos dados pessoais?</text:p>
      <text:p text:style-name="P4"/>
      <text:list xml:id="list192442751130522" text:continue-numbering="true" text:style-name="WWNum1">
        <text:list-item>
          <text:p text:style-name="P1"><text:span text:style-name="T4">Quais são as melhores práticas para manter a segurança de nossos dispositivos e redes domésticas?</text:span></text:p>
        </text:list-item>
      </text:list>
      <text:p text:style-name="Numbering_20_3_20_Cont.">Quais são as medidas de segurança básicas que devemos implementar em nossos dispositivos, como atualizações de software e antivírus?</text:p>
      <text:p text:style-name="Numbering_20_3_20_Cont.">Como podemos proteger nossas redes domésticas contra invasões, incluindo configurações de senha seguras e proteção de rede sem fio?</text:p>
      <text:p text:style-name="Numbering_20_3_20_Cont.">Como podemos identificar e evitar ameaças à segurança, como phishing e malware, em nossos dispositivos e redes domésticas?</text:p>
      <text:p text:style-name="P4"/>
      <text:list xml:id="list192443009263243" text:continue-numbering="true" text:style-name="WWNum1">
        <text:list-item>
          <text:p text:style-name="P1"><text:span text:style-name="T4">Como identificar e se proteger contra golpes comuns de phishing e engenharia social?</text:span></text:p>
        </text:list-item>
      </text:list>
      <text:p text:style-name="Numbering_20_3_20_Cont.">Quais são os exemplos mais comuns de golpes de phishing e engenharia social e como eles funcionam?</text:p>
      <text:p text:style-name="Numbering_20_3_20_Cont.">Quais são os sinais de alerta que podemos observar para identificar golpes de phishing e engenharia social?</text:p>
      <text:p text:style-name="Numbering_20_3_20_Cont.">Quais são as medidas que podemos tomar para evitar sermos vítimas desses golpes, como verificar as informações antes de clicar em um link ou fornecer informações pessoais?</text:p>
      <text:p text:style-name="P4"/>
      <text:list xml:id="list192443128878189" text:continue-numbering="true" text:style-name="WWNum1">
        <text:list-item>
          <text:p text:style-name="P1"><text:soft-page-break/><text:span text:style-name="T4">Quais são as consequências legais e financeiras para indivíduos e organizações que sofrem ataques cibernéticos?</text:span></text:p>
        </text:list-item>
      </text:list>
      <text:p text:style-name="Numbering_20_3_20_Cont.">Quais são as leis que regem a segurança cibernética e os crimes digitais em sua jurisdição?</text:p>
      <text:p text:style-name="Numbering_20_3_20_Cont.">Quais são as consequências legais e financeiras para indivíduos e organizações que sofrem ataques cibernéticos, como multas e responsabilidade civil?</text:p>
      <text:p text:style-name="Numbering_20_3_20_Cont.">Como podemos nos proteger contra possíveis consequências legais e financeiras, como implementar políticas de segurança e seguro contra violações de dados?</text:p>
      <text:p text:style-name="P4"/>
      <text:list xml:id="list192442489348764" text:continue-numbering="true" text:style-name="WWNum1">
        <text:list-item>
          <text:p text:style-name="P1"><text:span text:style-name="T4">Como as empresas podem proteger suas informações confidenciais e dados de clientes contra violações de segurança?</text:span></text:p>
        </text:list-item>
      </text:list>
      <text:p text:style-name="Numbering_20_3_20_Cont.">Quais são as práticas recomendadas para empresas protegerem seus dados confidenciais e de clientes, como criptografia e acesso restrito?</text:p>
      <text:p text:style-name="Numbering_20_3_20_Cont.">Como as empresas podem identificar e prevenir possíveis violações de segurança, como através de monitoramento de rede e testes de penetração?</text:p>
      <text:p text:style-name="Numbering_20_3_20_Cont.">Como as empresas devem responder a violações de segurança, como notificar os clientes e remediar a situação?</text:p>
      <text:p text:style-name="P4"/>
      <text:list xml:id="list192442107973789" text:continue-numbering="true" text:style-name="WWNum1">
        <text:list-item>
          <text:p text:style-name="P1"><text:span text:style-name="T4">Como podemos nos proteger contra ameaças emergentes, como ataques de ransomware e criptomineração maliciosa?</text:span></text:p>
        </text:list-item>
      </text:list>
      <text:p text:style-name="Numbering_20_3_20_Cont.">O que é ransomware e como ele funciona?</text:p>
      <text:p text:style-name="Numbering_20_3_20_Cont.">Quais são os sinais de alerta que podemos observar para identificar ransomware em nossos sistemas?</text:p>
      <text:p text:style-name="Numbering_20_3_20_Cont.">Quais são as medidas que podemos tomar para evitar sermos vítimas de ataques de ransomware, como fazer backup regularmente e evitar clicar em links suspeitos?</text:p>
      <text:p text:style-name="Numbering_20_3_20_Cont.">O que é criptomineração maliciosa e como ela pode afetar nossos sistemas? Quais são as medidas que podemos tomar para nos proteger contra essa ameaça?</text:p>
      <text:p text:style-name="P4"/>
      <text:list xml:id="list192442248753430" text:continue-numbering="true" text:style-name="WWNum1">
        <text:list-item>
          <text:p text:style-name="P1"><text:span text:style-name="T4">Quais são as melhores práticas para navegar na internet com segurança e privacidade?</text:span></text:p>
        </text:list-item>
      </text:list>
      <text:p text:style-name="Numbering_20_3_20_Cont.">Quais são as práticas recomendadas para navegar na internet com segurança, como evitar redes Wi-Fi públicas e usar conexões criptografadas?</text:p>
      <text:p text:style-name="Numbering_20_3_20_Cont.">Quais são as práticas recomendadas para navegar na internet com privacidade, como usar uma VPN e evitar fornecer informações pessoais desnecessárias?</text:p>
      <text:p text:style-name="Numbering_20_3_20_Cont."><text:soft-page-break/>Quais são as ameaças cibernéticas comuns que devemos estar cientes ao navegar na internet, como malware e phishing?</text:p>
      <text:p text:style-name="P4"/>
      <text:list xml:id="list192442160700596" text:continue-numbering="true" text:style-name="WWNum1">
        <text:list-item>
          <text:p text:style-name="P1"><text:span text:style-name="T4">Como podemos incentivar a conscientização e a educação em segurança cibernética para todos os usuários da internet?</text:span></text:p>
        </text:list-item>
      </text:list>
      <text:p text:style-name="Numbering_20_3_20_Cont.">Quais são as maneiras eficazes de educar as pessoas sobre segurança cibernética, como treinamento em segurança e conscientização de phishing?</text:p>
      <text:p text:style-name="Numbering_20_3_20_Cont.">Como podemos incentivar uma cultura de segurança cibernética em nossos círculos sociais e profissionais?</text:p>
      <text:p text:style-name="Numbering_20_3_20_Cont.">Como podemos ajudar a incentivar uma conscientização e educação em segurança cibernética mais ampla, como trabalhar com escolas e organizações para educar o público em geral?</text:p>
      <text:p text:style-name="P4"/>
      <text:list xml:id="list192443587229396" text:continue-numbering="true" text:style-name="WWNum1">
        <text:list-item>
          <text:p text:style-name="P1"><text:span text:style-name="T4">Como as leis e regulamentos relacionados à segurança cibernética estão evoluindo e como isso afetará a segurança digital no futuro?</text:span></text:p>
        </text:list-item>
      </text:list>
      <text:p text:style-name="Numbering_20_3_20_Cont.">Quais são as tendências atuais em leis e regulamentos relacionados à segurança cibernética, como a Lei Geral de Proteção de Dados (LGPD) no Brasil e o Regulamento Geral de Proteção de Dados (GDPR) na União Europeia?</text:p>
      <text:p text:style-name="Numbering_20_3_20_Cont.">Como essas leis e regulamentos estão afetando a maneira como as empresas e indivíduos abordam a segurança cibernética?</text:p>
      <text:p text:style-name="Numbering_20_3_20_Cont.">Quais são as implicações futuras para a segurança cibernética com as mudanças em leis e regulamentos, como o aumento da aplicação e multas por violações de segurança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roid Sans Fallback" style:font-size-asian="12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2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Liberation Sans2" fo:font-family="'Liberation Sans'" style:font-style-name="Regular" style:font-family-generic="swiss" style:font-pitch="variable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annotation_20_text" style:display-name="annotation text" style:family="paragraph" style:parent-style-name="Standard" loext:linked-style-name="Texto_20_de_20_comentário_20_Char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next-style-name="annotation_20_text" loext:linked-style-name="Assunto_20_do_20_comentário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xto_20_de_20_balão_20_Char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 loext:linked-style-name="annotation_20_tex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fo:font-size="10pt" fo:font-weight="bold" style:font-size-asian="10pt" style:font-weight-asian="bold" style:font-name-complex="Mangal" style:font-family-complex="Mangal" style:font-family-generic-complex="system" style:font-pitch-complex="variable" style:font-size-complex="9pt" style:font-weight-complex="bold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Mangal" style:font-family-complex="Mangal" style:font-family-generic-complex="system" style:font-pitch-complex="variable" style:font-size-complex="8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meta:creation-date>2023-04-26T18:38:00</meta:creation-date>
    <dc:date>2023-04-27T19:24:40.882832191</dc:date>
    <dc:language>pt-BR</dc:language>
    <meta:editing-duration>P1DT41M31S</meta:editing-duration>
    <meta:generator>LibreOffice/7.5.2.2$Linux_X86_64 LibreOffice_project/50$Build-2</meta:generator>
    <meta:document-statistic meta:table-count="0" meta:image-count="0" meta:object-count="0" meta:page-count="3" meta:paragraph-count="41" meta:word-count="759" meta:character-count="4970" meta:non-whitespace-character-count="4262"/>
    <meta:user-defined meta:name="AppVersion">15.0000</meta:user-defined>
    <meta:template xlink:type="simple" xlink:actuate="onRequest" xlink:title="Normal" xlink:href=""/>
  </office:meta>
</office:document-meta>
</file>